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3" style:family="table">
      <style:table-properties style:width="6.6861in" fo:margin-top="0in" fo:margin-bottom="0in" table:align="center" style:writing-mode="lr-tb"/>
    </style:style>
    <style:style style:name="Таблица3.A" style:family="table-column">
      <style:table-column-properties style:column-width="1.1139in"/>
    </style:style>
    <style:style style:name="Таблица3.B" style:family="table-column">
      <style:table-column-properties style:column-width="1.114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paragraph-rsid="00166655"/>
    </style:style>
    <style:style style:name="P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66655"/>
    </style:style>
    <style:style style:name="P3" style:family="paragraph" style:parent-style-name="List_20_Paragraph" style:list-style-name="WWNum7">
      <style:text-properties officeooo:paragraph-rsid="00166655"/>
    </style:style>
    <style:style style:name="P4" style:family="paragraph" style:parent-style-name="List_20_Paragraph" style:list-style-name="WWNum7">
      <style:paragraph-properties fo:margin-top="0in" fo:margin-bottom="0in" loext:contextual-spacing="true"/>
      <style:text-properties officeooo:paragraph-rsid="00166655"/>
    </style:style>
    <style:style style:name="P5" style:family="paragraph" style:parent-style-name="Text_20_body">
      <style:paragraph-properties fo:line-height="150%" fo:text-align="justify" style:justify-single-word="false"/>
      <style:text-properties fo:color="#ff0000" fo:font-weight="normal" officeooo:paragraph-rsid="00166655" style:font-weight-asian="normal" style:font-size-complex="14pt"/>
    </style:style>
    <style:style style:name="P6" style:family="paragraph" style:parent-style-name="Text_20_body">
      <style:paragraph-properties fo:line-height="150%"/>
      <style:text-properties officeooo:paragraph-rsid="00166655"/>
    </style:style>
    <style:style style:name="P7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166655"/>
    </style:style>
    <style:style style:name="P8" style:family="paragraph" style:parent-style-name="Text_20_body">
      <style:paragraph-properties fo:margin-top="0.0835in" fo:margin-bottom="0in" loext:contextual-spacing="false" fo:line-height="150%" fo:text-align="justify" style:justify-single-word="false" fo:break-before="page"/>
      <style:text-properties officeooo:paragraph-rsid="00166655"/>
    </style:style>
    <style:style style:name="P9" style:family="paragraph" style:parent-style-name="Text_20_body">
      <style:paragraph-properties fo:margin-top="0.1665in" fo:margin-bottom="0in" loext:contextual-spacing="false" fo:line-height="150%"/>
      <style:text-properties officeooo:paragraph-rsid="00166655"/>
    </style:style>
    <style:style style:name="P10" style:family="paragraph" style:parent-style-name="Standard">
      <style:paragraph-properties fo:line-height="115%"/>
      <style:text-properties officeooo:rsid="01cb3726" officeooo:paragraph-rsid="00166655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66655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66655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officeooo:paragraph-rsid="00166655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officeooo:paragraph-rsid="00166655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fo:font-size="14pt" officeooo:paragraph-rsid="00166655" style:font-size-asian="14pt" style:font-size-complex="14pt"/>
    </style:style>
    <style:style style:name="P16" style:family="paragraph" style:parent-style-name="Standard">
      <style:text-properties fo:color="#000000" fo:font-size="14pt" officeooo:paragraph-rsid="00166655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fo:font-size="14pt" officeooo:paragraph-rsid="00166655" style:font-size-asian="14pt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186446" officeooo:paragraph-rsid="00166655"/>
    </style:style>
    <style:style style:name="P19" style:family="paragraph" style:parent-style-name="Standard">
      <style:paragraph-properties fo:text-align="center" style:justify-single-word="false"/>
      <style:text-properties officeooo:paragraph-rsid="00166655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officeooo:paragraph-rsid="0016665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4pt" officeooo:paragraph-rsid="00166655" style:font-size-asian="14pt"/>
    </style:style>
    <style:style style:name="P22" style:family="paragraph" style:parent-style-name="Standard">
      <style:paragraph-properties fo:line-height="115%"/>
      <style:text-properties officeooo:paragraph-rsid="00166655"/>
    </style:style>
    <style:style style:name="P23" style:family="paragraph" style:parent-style-name="Standard">
      <style:paragraph-properties fo:line-height="115%"/>
      <style:text-properties style:font-name="Consolas" fo:language="en" fo:country="US" officeooo:paragraph-rsid="00166655" style:font-name-complex="Consolas1" style:language-complex="ru" style:country-complex="RU"/>
    </style:style>
    <style:style style:name="P24" style:family="paragraph" style:parent-style-name="Standard">
      <style:text-properties officeooo:paragraph-rsid="00166655"/>
    </style:style>
    <style:style style:name="P25" style:family="paragraph" style:parent-style-name="Standard" style:master-page-name="First_20_Page">
      <style:paragraph-properties fo:margin-left="0.4925in" fo:margin-right="0in" fo:line-height="150%" fo:text-align="center" style:justify-single-word="false" fo:text-indent="0.4925in" style:auto-text-indent="false" style:page-number="auto"/>
      <style:text-properties officeooo:paragraph-rsid="00166655"/>
    </style:style>
    <style:style style:name="P26" style:family="paragraph" style:parent-style-name="Standard">
      <style:paragraph-properties fo:margin-top="0.1665in" fo:margin-bottom="0.1665in" loext:contextual-spacing="false" fo:line-height="120%" fo:text-align="center" style:justify-single-word="false" fo:break-before="page"/>
      <style:text-properties officeooo:paragraph-rsid="00166655"/>
    </style:style>
    <style:style style:name="P27" style:family="paragraph" style:parent-style-name="Standard">
      <style:paragraph-properties fo:margin-top="0.1665in" fo:margin-bottom="0.1665in" loext:contextual-spacing="false" fo:line-height="120%" fo:text-align="center" style:justify-single-word="false"/>
      <style:text-properties officeooo:paragraph-rsid="00166655"/>
    </style:style>
    <style:style style:name="P28" style:family="paragraph" style:parent-style-name="Standard">
      <style:paragraph-properties fo:margin-top="0in" fo:margin-bottom="0in" loext:contextual-spacing="true" fo:line-height="120%" fo:text-align="justify" style:justify-single-word="false">
        <style:tab-stops>
          <style:tab-stop style:position="0.5909in"/>
        </style:tab-stops>
      </style:paragraph-properties>
      <style:text-properties officeooo:paragraph-rsid="00166655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66655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fo:font-weight="normal" officeooo:paragraph-rsid="00166655" style:font-weight-asian="normal" style:font-size-complex="14pt" style:font-weight-complex="normal"/>
    </style:style>
    <style:style style:name="P31" style:family="paragraph" style:parent-style-name="Standard">
      <style:paragraph-properties fo:margin-left="0.25in" fo:margin-right="0in" fo:margin-top="0in" fo:margin-bottom="0in" loext:contextual-spacing="true" fo:line-height="130%" fo:text-align="justify" style:justify-single-word="false" fo:text-indent="0in" style:auto-text-indent="false">
        <style:tab-stops>
          <style:tab-stop style:position="0.5909in"/>
        </style:tab-stops>
      </style:paragraph-properties>
      <style:text-properties officeooo:paragraph-rsid="00166655"/>
    </style:style>
    <style:style style:name="P32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fo:font-weight="normal" officeooo:paragraph-rsid="00166655" style:font-weight-asian="normal" style:font-size-complex="14pt" style:font-weight-complex="normal"/>
    </style:style>
    <style:style style:name="P33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fo:font-weight="normal" officeooo:paragraph-rsid="00166655" style:font-weight-asian="normal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true" fo:line-height="130%" fo:text-align="justify" style:justify-single-word="false" fo:text-indent="0.4173in" style:auto-text-indent="false">
        <style:tab-stops>
          <style:tab-stop style:position="0.5909in"/>
        </style:tab-stops>
      </style:paragraph-properties>
      <style:text-properties officeooo:paragraph-rsid="00166655"/>
    </style:style>
    <style:style style:name="P35" style:family="paragraph" style:parent-style-name="Standard">
      <style:paragraph-properties fo:margin-left="0.5827in" fo:margin-right="0in" fo:margin-top="0in" fo:margin-bottom="0in" loext:contextual-spacing="true" fo:line-height="130%" fo:text-align="justify" style:justify-single-word="false" fo:text-indent="0in" style:auto-text-indent="false">
        <style:tab-stops>
          <style:tab-stop style:position="0.5835in"/>
          <style:tab-stop style:position="0.6665in"/>
        </style:tab-stops>
      </style:paragraph-properties>
      <style:text-properties officeooo:paragraph-rsid="00166655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fo:font-size="12pt" fo:font-weight="normal" officeooo:paragraph-rsid="00166655" style:font-size-asian="12pt" style:font-weight-asian="normal" style:font-size-complex="12pt"/>
    </style:style>
    <style:style style:name="P3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fo:font-weight="normal" officeooo:paragraph-rsid="00166655" style:font-weight-asian="normal" style:font-size-complex="12pt"/>
    </style:style>
    <style:style style:name="P38" style:family="paragraph" style:parent-style-name="Standard">
      <style:paragraph-properties fo:margin-top="0in" fo:margin-bottom="0in" loext:contextual-spacing="false"/>
      <style:text-properties officeooo:paragraph-rsid="0016665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6655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66655" style:font-size-asian="14pt" style:font-weight-asian="bold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1c68eed" officeooo:paragraph-rsid="00166655" style:font-size-asian="14pt" style:font-weight-asian="bold" style:font-size-complex="14pt"/>
    </style:style>
    <style:style style:name="P42" style:family="paragraph" style:parent-style-name="Plain_20_Text">
      <style:paragraph-properties fo:margin-left="0in" fo:margin-right="0in" fo:line-height="150%" fo:text-align="justify" style:justify-single-word="false" fo:text-indent="0.4925in" style:auto-text-indent="false"/>
      <style:text-properties officeooo:paragraph-rsid="00166655"/>
    </style:style>
    <style:style style:name="T1" style:family="text">
      <style:text-properties style:font-name="Consolas" fo:language="en" fo:country="US" style:font-name-complex="Consolas1" style:language-complex="ru" style:country-complex="RU"/>
    </style:style>
    <style:style style:name="T2" style:family="text">
      <style:text-properties style:font-name="Consolas" style:font-name-complex="Consolas1" style:language-complex="ru" style:country-complex="RU"/>
    </style:style>
    <style:style style:name="T3" style:family="text">
      <style:text-properties fo:text-transform="uppercase" style:text-position="-3% 100%" fo:font-size="14pt" fo:font-weight="bold" style:font-size-asian="14pt" style:font-weight-asian="bold" style:font-size-complex="14pt"/>
    </style:style>
    <style:style style:name="T4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5" style:family="text">
      <style:text-properties fo:text-transform="uppercase" fo:color="#000000" style:font-size-complex="14pt"/>
    </style:style>
    <style:style style:name="T6" style:family="text">
      <style:text-properties fo:text-transform="uppercase" style:font-weight-complex="normal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186446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officeooo:rsid="00186446" style:font-size-asian="14pt" style:font-size-complex="14pt" style:font-weight-complex="bold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fo:language="en" fo:country="US" style:font-size-asian="14pt" style:font-size-complex="14pt"/>
    </style:style>
    <style:style style:name="T14" style:family="text">
      <style:text-properties fo:font-variant="normal" fo:text-transform="none" fo:color="#000000" style:font-size-complex="14pt"/>
    </style:style>
    <style:style style:name="T15" style:family="text">
      <style:text-properties fo:font-variant="normal" fo:text-transform="none" fo:color="#000000" fo:font-weight="bold" style:font-weight-asian="bold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8a24c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font-weight="bold" style:font-size-asian="14pt" style:font-weight-asian="bold" style:font-size-complex="14pt" style:language-complex="ru" style:country-complex="RU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2" style:family="text">
      <style:text-properties style:font-name="Times New Roman" fo:font-size="12pt" fo:font-weight="bold" officeooo:rsid="001ae4b5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style:font-name-asian="Calibri" style:font-size-asian="12pt" style:language-asian="ru" style:country-asian="RU" style:font-name-complex="Times New Roman1" style:font-size-complex="12pt"/>
    </style:style>
    <style:style style:name="T24" style:family="text">
      <style:text-properties style:font-name="Times New Roman" fo:font-size="12pt" fo:language="en" fo:country="US" style:font-name-asian="Calibri" style:font-size-asian="12pt" style:language-asian="ru" style:country-asian="RU" style:font-name-complex="Times New Roman1" style:font-size-complex="12pt"/>
    </style:style>
    <style:style style:name="T2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6" style:family="text">
      <style:text-properties style:font-name="Times New Roman" fo:font-size="12pt" fo:language="en" fo:country="US" officeooo:rsid="001ae4b5" style:font-size-asian="12pt" style:font-name-complex="Times New Roman1" style:font-size-complex="12pt"/>
    </style:style>
    <style:style style:name="T27" style:family="text">
      <style:text-properties style:font-name="Times New Roman" fo:font-size="12pt" fo:font-style="italic" style:font-name-asian="Calibri" style:font-size-asian="12pt" style:language-asian="ru" style:country-asian="RU" style:font-style-asian="italic" style:font-name-complex="Times New Roman1" style:font-size-complex="12pt"/>
    </style:style>
    <style:style style:name="T28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9" style:family="text">
      <style:text-properties style:font-name="Times New Roman" fo:font-size="12pt" officeooo:rsid="00199fbc" style:font-size-asian="12pt" style:font-name-complex="Times New Roman1" style:font-weight-complex="bold"/>
    </style:style>
    <style:style style:name="T30" style:family="text">
      <style:text-properties style:font-name="Times New Roman" fo:font-size="12pt" officeooo:rsid="001a454b" style:font-size-asian="12pt" style:font-name-complex="Times New Roman1" style:font-weight-complex="bold"/>
    </style:style>
    <style:style style:name="T31" style:family="text">
      <style:text-properties style:font-name="Times New Roman" fo:font-size="12pt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1ae4b5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48ceef" style:font-size-asian="12pt" style:font-name-complex="Times New Roman1" style:font-size-complex="12pt"/>
    </style:style>
    <style:style style:name="T34" style:family="text">
      <style:text-properties style:font-name="Times New Roman" style:font-name-complex="Times New Roman1" style:font-weight-complex="bold"/>
    </style:style>
    <style:style style:name="T35" style:family="text">
      <style:text-properties style:font-name="Times New Roman" officeooo:rsid="0018a24c" style:font-name-complex="Times New Roman1" style:font-weight-complex="bold"/>
    </style:style>
    <style:style style:name="T36" style:family="text">
      <style:text-properties style:font-name="Times New Roman" officeooo:rsid="00199fbc" style:font-name-complex="Times New Roman1" style:font-weight-complex="bold"/>
    </style:style>
    <style:style style:name="T37" style:family="text">
      <style:text-properties style:font-name="Times New Roman" fo:font-size="16pt" fo:font-weight="bold" officeooo:rsid="001a454b" style:font-size-asian="16pt" style:font-weight-asian="bold" style:font-name-complex="Times New Roman1" style:font-size-complex="16pt" style:font-weight-complex="bold"/>
    </style:style>
    <style:style style:name="T38" style:family="text">
      <style:text-properties style:font-name="Times New Roman" fo:font-size="14pt" style:font-size-asian="14pt" style:font-name-complex="Times New Roman1" style:font-size-complex="14pt" style:language-complex="ru" style:country-complex="RU"/>
    </style:style>
    <style:style style:name="T39" style:family="text">
      <style:text-properties officeooo:rsid="00186446"/>
    </style:style>
    <style:style style:name="T40" style:family="text">
      <style:text-properties fo:font-weight="normal" style:font-weight-asian="normal"/>
    </style:style>
    <style:style style:name="T41" style:family="text">
      <style:text-properties fo:font-weight="normal" style:font-weight-asian="normal" style:font-size-complex="14pt"/>
    </style:style>
    <style:style style:name="T42" style:family="text">
      <style:text-properties fo:language="en" fo:country="US" fo:font-weight="normal" style:font-weight-asian="normal" style:font-size-complex="14pt"/>
    </style:style>
    <style:style style:name="T43" style:family="text">
      <style:text-properties fo:font-weight="bold" style:font-weight-asian="bold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М</text:span><text:span text:style-name="T4">ИНОБРНАУКИ РОССИИ<text:tab/><text:tab/></text:span></text:p>
      <text:p text:style-name="P11"><text:span text:style-name="T4">Санкт-Петербургский государственный</text:span></text:p>
      <text:p text:style-name="P11"><text:span text:style-name="T4">электротехнический университет</text:span></text:p>
      <text:p text:style-name="P11"><text:span text:style-name="T4">«ЛЭТИ» им. В.И. Ульянова (Ленина)</text:span></text:p>
      <text:p text:style-name="P11"><text:span text:style-name="T7">Кафедра математического обеспечения и применения ЭВМ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Book_20_Title"><text:span text:style-name="T5">отчет</text:span></text:span></text:p>
      <text:p text:style-name="P11"><text:span text:style-name="T7">по практической работе №</text:span><text:span text:style-name="T8">1</text:span></text:p>
      <text:p text:style-name="P11"><text:span text:style-name="T7">по дисциплине «</text:span><text:span text:style-name="T8">Экономика организации</text:span><text:span text:style-name="T7">»</text:span></text:p>
      <text:p text:style-name="P1"><text:span text:style-name="Book_20_Title"><text:span text:style-name="T14">Тема: </text:span></text:span><text:span text:style-name="Book_20_Title"><text:span text:style-name="T15">Тема Персонал организации. Производительность труда</text:span></text:span></text:p>
      <text:p text:style-name="P14"/>
      <text:p text:style-name="P14"/>
      <text:p text:style-name="P14"/>
      <text:p text:style-name="P14"/>
      <text:p text:style-name="P14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<text:span text:style-name="T9">Студент гр. 838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8"><text:span text:style-name="T9">Ларин А.</text:span></text:p>
          </table:table-cell>
        </table:table-row>
        <table:table-row table:style-name="Таблица1.1">
          <table:table-cell table:style-name="Таблица1.A1" office:value-type="string">
            <text:p text:style-name="P24"><text:span text:style-name="T9">Преподаватель</text:span>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9"><text:span text:style-name="T16">Сучков А.И.</text:span></text:p>
          </table:table-cell>
        </table:table-row>
      </table:table>
      <text:p text:style-name="P17"/>
      <text:p text:style-name="P17"/>
      <text:p text:style-name="P17"><text:bookmark text:name="_GoBack"/></text:p>
      <text:p text:style-name="P11"><text:span text:style-name="T10">Санкт-Петербург</text:span></text:p>
      <text:p text:style-name="P11"><text:span text:style-name="T10">20</text:span><text:span text:style-name="T11">20</text:span></text:p>
      <text:p text:style-name="P26"><text:span text:style-name="T21">Задача №1 стр. 14 (МУ к практическим занятиям)</text:span></text:p>
      <text:p text:style-name="P28"><text:span text:style-name="T23">Определить среднесписочную численность работников за </text:span><text:span text:style-name="T24">I</text:span><text:span text:style-name="T23"> квартал и год, если организация имела среднесписочную численность в январе – 620, в феврале – 640, в марте – 690 чел. Далее предприятие расформировали.</text:span></text:p>
      <text:p text:style-name="P24"><text:span text:style-name="T27">Решение</text:span></text:p>
      <text:p text:style-name="P24"><text:span text:style-name="T23">Среднесписочная численность:</text:span></text:p>
      <text:p text:style-name="P24">Чср (1-ый кв.) = (Чср (янв) <text:s/>+ <text:s text:c="2"/>Чср (февр.)+ <text:s/>Чср (март)) / 3 <text:span text:style-name="T39">= 1950 / 3 = 650</text:span></text:p>
      <text:p text:style-name="P29"><text:span text:style-name="T16">Чср (год) = (Чср (1-ый кв.) / 4 </text:span><text:span text:style-name="T17">= 650 / 4 = 162.5</text:span></text:p>
      <text:p text:style-name="P27"><text:span text:style-name="T21"/></text:p>
      <text:p text:style-name="P27"><text:span text:style-name="T21">Задача №3 стр. 14 (МУ к практическим занятиям)</text:span></text:p>
      <text:p text:style-name="P31"><text:span text:style-name="T23">Среднесписочная численность работников предприятия за год составила 600 чел. В течение года уволились по собственному желанию 37 чел., уволено за нарушение трудовой дисциплины 5 чел., ушли на пенсию 11 чел., поступили в учебные заведения и были призваны в армию 13 чел., переведены на другие должности в другие подразделения предприятия 30 чел.</text:span></text:p>
      <text:p text:style-name="P34"><text:span text:style-name="T23">Определить:</text:span></text:p>
      <text:p text:style-name="P35"><text:span text:style-name="T23">а) коэффициент выбытия кадров;</text:span></text:p>
      <text:p text:style-name="P35"><text:span text:style-name="T23">б) коэффициент текучести кадров.</text:span></text:p>
      <text:p text:style-name="P20">Чср = 600 чел.; Чвыб = 37; 5; 11; 13 чел.; Чперев. = 30 чел. Ч н.пр. = 37; 5 чел. <text:s/></text:p>
      <text:p text:style-name="P36"><text:span text:style-name="T34">Квыб = Чвыб / Чср </text:span><text:span text:style-name="T35">= </text:span><text:span text:style-name="T36">66 / 600 = 0.11</text:span></text:p>
      <text:p text:style-name="P37"><text:span text:style-name="T29">Ктк = Чн.пр / Чср = </text:span><text:span text:style-name="T30">42 / <text:s/>600 = 0.07</text:span></text:p>
      <text:p text:style-name="P37"><text:span text:style-name="T37"/></text:p>
      <text:p text:style-name="P27"><text:span text:style-name="T21">Задача №4 стр. 14 (МУ к практическим занятиям)</text:span></text:p>
      <text:p text:style-name="P38"><text:span text:style-name="T31">В отчетном году объем товарной продукции составил 700 тыс. р., среднесписочная численность персонала 25 чел.</text:span></text:p>
      <text:p text:style-name="P38"><text:span text:style-name="T31">В планируемом году выпуск продукции составит 780 тыс. р., производительность труда на одного работника должна увеличиться на 5 %. </text:span></text:p>
      <text:p text:style-name="P38"><text:span text:style-name="T31">Определить производительность труда одного работника в отчетном и планируемом году и среднесписочную численность работников в планируемом году.</text:span></text:p>
      <text:p text:style-name="P24"><text:span text:style-name="T28">Решение</text:span></text:p>
      <text:list xml:id="list2993761570" text:style-name="WWNum7">
        <text:list-item>
          <text:p text:style-name="P3"><text:span text:style-name="T31">Норма выработки в отчётном году <text:s text:c="3"/>Нвыр. отч = Тп отч / Чср.отч </text:span><text:span text:style-name="T32">= <text:s/>700 / <text:s/>25 = 28</text:span></text:p>
        </text:list-item>
        <text:list-item>
          <text:p text:style-name="P3"><text:span text:style-name="T31">Норма выработки в планируемом году <text:s/>Нвыр.пл. = Нвыр.отч * (1+5%/100%) </text:span><text:span text:style-name="T32">= 28 * 1.05 = <text:s/>29.4</text:span></text:p>
        </text:list-item>
        <text:list-item>
          <text:p text:style-name="P4"><text:span text:style-name="T31">Среднесписочную численность работников в планируемом году</text:span></text:p>
        </text:list-item>
      </text:list>
      <text:p text:style-name="P32"><text:span text:style-name="T31"><text:s text:c="6"/>Чср.пл. = Тп пл. / Нвыр.пл. <text:s/></text:span><text:span text:style-name="T32">= <text:s/>780 / 29.4 = 26.530612245</text:span></text:p>
      <text:p text:style-name="P33"><text:span text:style-name="T22"/></text:p>
      <text:p text:style-name="P27"><text:span text:style-name="T21">Задача №5 стр. 15 (МУ к практическим занятиям)</text:span></text:p>
      <text:p text:style-name="P38"><text:soft-page-break/><text:span text:style-name="T31">Предприятие планирует выпустить изделий А 30 тыс. шт. в год при норме времени на изготовление одного изделия (Нвр(А) - 4 ч и изделия Б – 50 тыс. шт. при норме времени (Нвр(Б) - 2 ч.</text:span></text:p>
      <text:p text:style-name="P38"><text:span text:style-name="T31">Потери времени по уважительной причине (</text:span><text:span text:style-name="T25">t</text:span><text:span text:style-name="T31">пот.) <text:s/>– 10 % от номинального фонда времени, коэффициент выполнения норм выработки (Квн) – 1,2. Количество рабочих дней в году (Др.д.) – 300, продолжительность смены (</text:span><text:span text:style-name="T25">t</text:span><text:span text:style-name="T31">см) <text:s/>– <text:s/>8 ч. Количество смен (Ксм) -1. </text:span></text:p>
      <text:p text:style-name="P38"><text:span text:style-name="T31">Определить потребность предприятия в производственных рабочих на планируемый год.</text:span></text:p>
      <text:p text:style-name="P38"><text:span text:style-name="T28">Решение</text:span></text:p>
      <text:p text:style-name="P38"><text:span text:style-name="T31">1.Потребность в основных производственных рабочих <text:s text:c="4"/>Чо.р. = Тпп / Фэф * Квн</text:span></text:p>
      <text:p text:style-name="P38"><text:span text:style-name="T31">2. Трудоёмкость производственной программы Тпп = </text:span><text:span text:style-name="T25">Q</text:span><text:span text:style-name="T31">(А) * Нвр(А) + </text:span><text:span text:style-name="T25">Q</text:span><text:span text:style-name="T31">(Б) * Нвр(Б) </text:span><text:span text:style-name="T33">= 4 * 30 + 2 * 50 = 220</text:span></text:p>
      <text:p text:style-name="P30"><text:span text:style-name="T32">3. Эффективный фонд времени <text:s text:c="2"/>Фэф = Др.д. * </text:span><text:span text:style-name="T26">t</text:span><text:span text:style-name="T32">см * Ксм (1 - <text:s/></text:span><text:span text:style-name="T26">t</text:span><text:span text:style-name="T32">пот.) </text:span><text:span text:style-name="T33">= 300 </text:span></text:p>
      <text:p text:style-name="P5"/>
      <text:p text:style-name="P39"><text:span text:style-name="T18">Постановка задачи.</text:span></text:p>
      <text:p text:style-name="P39"><text:span text:style-name="T16"/></text:p>
      <text:p text:style-name="P40"/>
      <text:p text:style-name="P39"><text:span text:style-name="T18">Выполнение работы.</text:span></text:p>
      <text:p text:style-name="P7"><text:span text:style-name="T40"><text:s/>корня методом хорд.</text:span></text:p>
      <text:p text:style-name="P41">z</text:p>
      <text:p text:style-name="P39"><text:span text:style-name="T18">Выводы.</text:span></text:p>
      <text:p text:style-name="P42"><text:span text:style-name="T38">Проанализировав результаты применения метода хорд, можно сказать, что при расчете данной функции он дает хорошие результаты, и сходится за малое число итераций, которое соответствует теоретическому значению порядка</text:span></text:p>
      <text:p text:style-name="P42"><text:span text:style-name="T38">Проанализировав данные вычислительного эксперимента по двум методам: хорд и бисекций, можно сделать вывод, что для данной функции метод хорд <text:s/>сходится быстрее и имеет преимущество перед методом бисекции</text:span></text:p>
      <text:p text:style-name="P21"/>
      <text:p text:style-name="P8"><text:span text:style-name="T40">Таблица 2 – Сравнение методов хорд и бисекци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 table:number-columns-repeated="2"/>
        <table:table-column table:style-name="Таблица3.A"/>
        <table:table-row table:style-name="Таблица3.1">
          <table:table-cell table:style-name="Таблица3.A1" office:value-type="string">
            <text:p text:style-name="P6"><text:span text:style-name="T41">Значение </text:span><text:span text:style-name="T42">eps</text:span></text:p>
          </table:table-cell>
          <table:table-cell table:style-name="Таблица3.A1" office:value-type="string">
            <text:p text:style-name="P6"><text:span text:style-name="T41">Значение </text:span><text:span text:style-name="T42">delta</text:span></text:p>
          </table:table-cell>
          <table:table-cell table:style-name="Таблица3.A1" office:value-type="string">
            <text:p text:style-name="P11"><text:span text:style-name="T16">Значение</text:span></text:p>
            <text:p text:style-name="P11"><draw:frame draw:style-name="fr1" draw:name="Объект42" text:anchor-type="as-char" svg:width="0.1591in" svg:height="0.2091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1"><text:span text:style-name="T16">Значение</text:span></text:p>
            <text:p text:style-name="P11"><draw:frame draw:style-name="fr1" draw:name="Объект43" text:anchor-type="as-char" svg:width="0.1783in" svg:height="0.2091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1"><text:span text:style-name="T16">Значение</text:span></text:p>
            <text:p text:style-name="P11"><draw:frame draw:style-name="fr1" draw:name="Объект44" text:anchor-type="as-char" svg:width="0.1563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1"><text:span text:style-name="T16">Значение</text:span></text:p>
            <text:p text:style-name="P11"><draw:frame draw:style-name="fr1" draw:name="Объект45" text:anchor-type="as-char" svg:width="0.1756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01</text:span></text:p>
          </table:table-cell>
          <table:table-cell table:style-name="Таблица3.A1" office:value-type="string">
            <text:p text:style-name="P9"><text:span text:style-name="T41">0.0</text:span><text:span text:style-name="T42">0</text:span><text:span text:style-name="T41">1</text:span></text:p>
          </table:table-cell>
          <table:table-cell table:style-name="Таблица3.A1" office:value-type="string">
            <text:p text:style-name="P19"><text:span text:style-name="T9">0.859375</text:span></text:p>
          </table:table-cell>
          <table:table-cell table:style-name="Таблица3.A1" office:value-type="string">
            <text:p text:style-name="P19"><text:span text:style-name="T9">0,86</text:span><text:span text:style-name="T13">651</text:span></text:p>
          </table:table-cell>
          <table:table-cell table:style-name="Таблица3.A1" office:value-type="string">
            <text:p text:style-name="P19"><text:span text:style-name="T13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001</text:span></text:p>
          </table:table-cell>
          <table:table-cell table:style-name="Таблица3.A1" office:value-type="string">
            <text:p text:style-name="P9"><text:span text:style-name="T41">0.0</text:span><text:span text:style-name="T42">0</text:span><text:span text:style-name="T41">1</text:span></text:p>
          </table:table-cell>
          <table:table-cell table:style-name="Таблица3.A1" office:value-type="string">
            <text:p text:style-name="P19"><text:span text:style-name="T9">0.867188</text:span></text:p>
          </table:table-cell>
          <table:table-cell table:style-name="Таблица3.A1" office:value-type="string">
            <text:p text:style-name="P19"><text:span text:style-name="T9">0,867042</text:span></text:p>
          </table:table-cell>
          <table:table-cell table:style-name="Таблица3.A1" office:value-type="string">
            <text:p text:style-name="P19"><text:span text:style-name="T13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</text:span><text:span text:style-name="T41">1</text:span></text:p>
          </table:table-cell>
          <table:table-cell table:style-name="Таблица3.A1" office:value-type="string">
            <text:p text:style-name="P9"><text:span text:style-name="T41">0.</text:span><text:span text:style-name="T42">00</text:span><text:span text:style-name="T41">1</text:span></text:p>
          </table:table-cell>
          <table:table-cell table:style-name="Таблица3.A1" office:value-type="string">
            <text:p text:style-name="P19"><text:span text:style-name="T9">0.867188</text:span></text:p>
          </table:table-cell>
          <table:table-cell table:style-name="Таблица3.A1" office:value-type="string">
            <text:p text:style-name="P19"><text:span text:style-name="T16">0,867042</text:span></text:p>
          </table:table-cell>
          <table:table-cell table:style-name="Таблица3.A1" office:value-type="string">
            <text:p text:style-name="P9"><text:span text:style-name="T42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</text:span><text:span text:style-name="T41">1</text:span></text:p>
          </table:table-cell>
          <table:table-cell table:style-name="Таблица3.A1" office:value-type="string">
            <text:p text:style-name="P9"><text:span text:style-name="T41">0.</text:span><text:span text:style-name="T42">00</text:span><text:span text:style-name="T41">1</text:span></text:p>
          </table:table-cell>
          <table:table-cell table:style-name="Таблица3.A1" office:value-type="string">
            <text:p text:style-name="P19"><text:span text:style-name="T9">0.867188</text:span></text:p>
          </table:table-cell>
          <table:table-cell table:style-name="Таблица3.A1" office:value-type="string">
            <text:p text:style-name="P19"><text:span text:style-name="T16">0,867042</text:span></text:p>
          </table:table-cell>
          <table:table-cell table:style-name="Таблица3.A1" office:value-type="string">
            <text:p text:style-name="P9"><text:span text:style-name="T42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0</text:span><text:span text:style-name="T41">1</text:span></text:p>
          </table:table-cell>
          <table:table-cell table:style-name="Таблица3.A1" office:value-type="string">
            <text:p text:style-name="P9"><text:span text:style-name="T42">0.001</text:span></text:p>
          </table:table-cell>
          <table:table-cell table:style-name="Таблица3.A1" office:value-type="string">
            <text:p text:style-name="P19"><text:span text:style-name="T9">0.867188</text:span></text:p>
          </table:table-cell>
          <table:table-cell table:style-name="Таблица3.A1" office:value-type="string">
            <text:p text:style-name="P19"><text:span text:style-name="T16">0,867042</text:span></text:p>
          </table:table-cell>
          <table:table-cell table:style-name="Таблица3.A1" office:value-type="string">
            <text:p text:style-name="P19"><text:span text:style-name="T20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1</text:span></text:p>
          </table:table-cell>
          <table:table-cell table:style-name="Таблица3.A1" office:value-type="string">
            <text:p text:style-name="P9"><text:span text:style-name="T41">0.0</text:span><text:span text:style-name="T42">00</text:span><text:span text:style-name="T41">1</text:span></text:p>
          </table:table-cell>
          <table:table-cell table:style-name="Таблица3.A1" office:value-type="string">
            <text:p text:style-name="P9"><text:span text:style-name="T42">0.875</text:span></text:p>
          </table:table-cell>
          <table:table-cell table:style-name="Таблица3.A1" office:value-type="string">
            <text:p text:style-name="P19"><text:span text:style-name="T20">0.86166</text:span></text:p>
          </table:table-cell>
          <table:table-cell table:style-name="Таблица3.A1" office:value-type="string">
            <text:p text:style-name="P19"><text:span text:style-name="T20">2</text:span></text:p>
          </table:table-cell>
          <table:table-cell table:style-name="Таблица3.A1" office:value-type="string">
            <text:p text:style-name="P9"><text:span text:style-name="T42">2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</text:span><text:span text:style-name="T41">1</text:span></text:p>
          </table:table-cell>
          <table:table-cell table:style-name="Таблица3.A1" office:value-type="string">
            <text:p text:style-name="P9"><text:span text:style-name="T41">0.0</text:span><text:span text:style-name="T42">00</text:span><text:span text:style-name="T41">1</text:span></text:p>
          </table:table-cell>
          <table:table-cell table:style-name="Таблица3.A1" office:value-type="string">
            <text:p text:style-name="P9"><text:span text:style-name="T42">0.859375</text:span></text:p>
          </table:table-cell>
          <table:table-cell table:style-name="Таблица3.A1" office:value-type="string">
            <text:p text:style-name="P19"><text:span text:style-name="T20">0.866474</text:span></text:p>
          </table:table-cell>
          <table:table-cell table:style-name="Таблица3.A1" office:value-type="string">
            <text:p text:style-name="P19"><text:span text:style-name="T20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</text:span><text:span text:style-name="T41">1</text:span></text:p>
          </table:table-cell>
          <table:table-cell table:style-name="Таблица3.A1" office:value-type="string">
            <text:p text:style-name="P9"><text:span text:style-name="T41">0.0</text:span><text:span text:style-name="T42">00</text:span><text:span text:style-name="T41">1</text:span></text:p>
          </table:table-cell>
          <table:table-cell table:style-name="Таблица3.A1" office:value-type="string">
            <text:p text:style-name="P19"><text:span text:style-name="T13">0.865234</text:span></text:p>
          </table:table-cell>
          <table:table-cell table:style-name="Таблица3.A1" office:value-type="string">
            <text:p text:style-name="P9"><text:span text:style-name="T42">0.867033</text:span></text:p>
          </table:table-cell>
          <table:table-cell table:style-name="Таблица3.A1" office:value-type="string">
            <text:p text:style-name="P19"><text:span text:style-name="T13">8</text:span></text:p>
          </table:table-cell>
          <table:table-cell table:style-name="Таблица3.A1" office:value-type="string">
            <text:p text:style-name="P9"><text:span text:style-name="T42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1</text:span></text:p>
          </table:table-cell>
          <table:table-cell table:style-name="Таблица3.A1" office:value-type="string">
            <text:p text:style-name="P19"><text:span text:style-name="T13">0.867065</text:span></text:p>
          </table:table-cell>
          <table:table-cell table:style-name="Таблица3.A1" office:value-type="string">
            <text:p text:style-name="P9"><text:span text:style-name="T42">0.867086</text:span></text:p>
          </table:table-cell>
          <table:table-cell table:style-name="Таблица3.A1" office:value-type="string">
            <text:p text:style-name="P19"><text:span text:style-name="T13">12</text:span></text:p>
          </table:table-cell>
          <table:table-cell table:style-name="Таблица3.A1" office:value-type="string">
            <text:p text:style-name="P9"><text:span text:style-name="T42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1</text:span></text:p>
          </table:table-cell>
          <table:table-cell table:style-name="Таблица3.A1" office:value-type="string">
            <text:p text:style-name="P19"><text:span text:style-name="T13">0.867096</text:span></text:p>
          </table:table-cell>
          <table:table-cell table:style-name="Таблица3.A1" office:value-type="string">
            <text:p text:style-name="P9"><text:span text:style-name="T42">0.867086</text:span></text:p>
          </table:table-cell>
          <table:table-cell table:style-name="Таблица3.A1" office:value-type="string">
            <text:p text:style-name="P19"><text:span text:style-name="T13">13</text:span></text:p>
          </table:table-cell>
          <table:table-cell table:style-name="Таблица3.A1" office:value-type="string">
            <text:p text:style-name="P9"><text:span text:style-name="T42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1</text:span></text:p>
          </table:table-cell>
          <table:table-cell table:style-name="Таблица3.A1" office:value-type="string">
            <text:p text:style-name="P19"><text:span text:style-name="T13">0.867096</text:span></text:p>
          </table:table-cell>
          <table:table-cell table:style-name="Таблица3.A1" office:value-type="string">
            <text:p text:style-name="P9"><text:span text:style-name="T42">0.867086</text:span></text:p>
          </table:table-cell>
          <table:table-cell table:style-name="Таблица3.A1" office:value-type="string">
            <text:p text:style-name="P19"><text:span text:style-name="T13">13</text:span></text:p>
          </table:table-cell>
          <table:table-cell table:style-name="Таблица3.A1" office:value-type="string">
            <text:p text:style-name="P9"><text:span text:style-name="T42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01</text:span></text:p>
          </table:table-cell>
          <table:table-cell table:style-name="Таблица3.A1" office:value-type="string">
            <text:p text:style-name="P19"><text:span text:style-name="T13">0.875</text:span></text:p>
          </table:table-cell>
          <table:table-cell table:style-name="Таблица3.A1" office:value-type="string">
            <text:p text:style-name="P9"><text:span text:style-name="T42">0.861154</text:span></text:p>
          </table:table-cell>
          <table:table-cell table:style-name="Таблица3.A1" office:value-type="string">
            <text:p text:style-name="P19"><text:span text:style-name="T13">2</text:span></text:p>
          </table:table-cell>
          <table:table-cell table:style-name="Таблица3.A1" office:value-type="string">
            <text:p text:style-name="P9"><text:span text:style-name="T42">2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01</text:span></text:p>
          </table:table-cell>
          <table:table-cell table:style-name="Таблица3.A1" office:value-type="string">
            <text:p text:style-name="P19"><text:span text:style-name="T13">0.859375</text:span></text:p>
          </table:table-cell>
          <table:table-cell table:style-name="Таблица3.A1" office:value-type="string">
            <text:p text:style-name="P9"><text:span text:style-name="T42">0.86478</text:span></text:p>
          </table:table-cell>
          <table:table-cell table:style-name="Таблица3.A1" office:value-type="string">
            <text:p text:style-name="P19"><text:span text:style-name="T13">5</text:span></text:p>
          </table:table-cell>
          <table:table-cell table:style-name="Таблица3.A1" office:value-type="string">
            <text:p text:style-name="P9"><text:span text:style-name="T42">3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01</text:span></text:p>
          </table:table-cell>
          <table:table-cell table:style-name="Таблица3.A1" office:value-type="string">
            <text:p text:style-name="P19"><text:span text:style-name="T13">0.865234</text:span></text:p>
          </table:table-cell>
          <table:table-cell table:style-name="Таблица3.A1" office:value-type="string">
            <text:p text:style-name="P9"><text:span text:style-name="T42">0.867024</text:span></text:p>
          </table:table-cell>
          <table:table-cell table:style-name="Таблица3.A1" office:value-type="string">
            <text:p text:style-name="P19"><text:span text:style-name="T13">8</text:span></text:p>
          </table:table-cell>
          <table:table-cell table:style-name="Таблица3.A1" office:value-type="string">
            <text:p text:style-name="P9"><text:span text:style-name="T42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</text:span><text:span text:style-name="T41">1</text:span></text:p>
          </table:table-cell>
          <table:table-cell table:style-name="Таблица3.A1" office:value-type="string">
            <text:p text:style-name="P9"><text:span text:style-name="T42">0.</text:span><text:span text:style-name="T41">0</text:span><text:span text:style-name="T42">0001</text:span></text:p>
          </table:table-cell>
          <table:table-cell table:style-name="Таблица3.A1" office:value-type="string">
            <text:p text:style-name="P19"><text:span text:style-name="T13">0.867065</text:span></text:p>
          </table:table-cell>
          <table:table-cell table:style-name="Таблица3.A1" office:value-type="string">
            <text:p text:style-name="P9"><text:span text:style-name="T42">0.86708</text:span></text:p>
          </table:table-cell>
          <table:table-cell table:style-name="Таблица3.A1" office:value-type="string">
            <text:p text:style-name="P19"><text:span text:style-name="T13">12</text:span></text:p>
          </table:table-cell>
          <table:table-cell table:style-name="Таблица3.A1" office:value-type="string">
            <text:p text:style-name="P9"><text:span text:style-name="T42">5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</text:span><text:span text:style-name="T41">1</text:span></text:p>
          </table:table-cell>
          <table:table-cell table:style-name="Таблица3.A1" office:value-type="string">
            <text:p text:style-name="P9"><text:span text:style-name="T42">0.0001</text:span></text:p>
          </table:table-cell>
          <table:table-cell table:style-name="Таблица3.A1" office:value-type="string">
            <text:p text:style-name="P19"><text:span text:style-name="T13">0.8667081</text:span></text:p>
          </table:table-cell>
          <table:table-cell table:style-name="Таблица3.A1" office:value-type="string">
            <text:p text:style-name="P9"><text:span text:style-name="T42">0.867085</text:span></text:p>
          </table:table-cell>
          <table:table-cell table:style-name="Таблица3.A1" office:value-type="string">
            <text:p text:style-name="P19"><text:span text:style-name="T13">15</text:span></text:p>
          </table:table-cell>
          <table:table-cell table:style-name="Таблица3.A1" office:value-type="string">
            <text:p text:style-name="P9"><text:span text:style-name="T42">5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41">0.</text:span><text:span text:style-name="T42">00000</text:span><text:span text:style-name="T41">1</text:span></text:p>
          </table:table-cell>
          <table:table-cell table:style-name="Таблица3.A1" office:value-type="string">
            <text:p text:style-name="P9"><text:span text:style-name="T42">0.0001</text:span></text:p>
          </table:table-cell>
          <table:table-cell table:style-name="Таблица3.A1" office:value-type="string">
            <text:p text:style-name="P19"><text:span text:style-name="T13">0.867085</text:span></text:p>
          </table:table-cell>
          <table:table-cell table:style-name="Таблица3.A1" office:value-type="string">
            <text:p text:style-name="P9"><text:span text:style-name="T42">0.867085</text:span></text:p>
          </table:table-cell>
          <table:table-cell table:style-name="Таблица3.A1" office:value-type="string">
            <text:p text:style-name="P19"><text:span text:style-name="T13">16</text:span></text:p>
          </table:table-cell>
          <table:table-cell table:style-name="Таблица3.A1" office:value-type="string">
            <text:p text:style-name="P9"><text:span text:style-name="T42">5</text:span></text:p>
          </table:table-cell>
        </table:table-row>
      </table:table>
      <text:p text:style-name="P12"><text:span text:style-name="T43"><text:tab/></text:span><text:span text:style-name="T16"> </text:span></text:p>
      <text:p text:style-name="P2"><text:span text:style-name="Book_20_Title"><text:span text:style-name="T6">Приложение А</text:span></text:span></text:p>
      <text:p text:style-name="P11"><text:span text:style-name="T19">ИСХОДНЫЙ КОД ПРОГРАММЫ</text:span></text:p>
      <text:p text:style-name="P22"><text:span text:style-name="T2">#</text:span><text:span text:style-name="T1">include</text:span><text:span text:style-name="T2"> &lt;</text:span><text:span text:style-name="T1">stdio</text:span><text:span text:style-name="T2">.</text:span><text:span text:style-name="T1">h</text:span><text:span text:style-name="T2">&gt;</text:span></text:p>
      <text:p text:style-name="P22"><text:span text:style-name="T1">#include &lt;math.h&gt;</text:span></text:p>
      <text:p text:style-name="P22"><text:span text:style-name="T1">#include &lt;stdlib.h&gt;</text:span></text:p>
      <text:p text:style-name="P22"><text:span text:style-name="T1">#include &lt;iostream&gt;</text:span></text:p>
      <text:p text:style-name="P22"><text:span text:style-name="T1">#include &lt;conio.h&gt;</text:span></text:p>
      <text:p text:style-name="P23"/>
      <text:p text:style-name="P22"><text:span text:style-name="T1">double delta;</text:span></text:p>
      <text:p text:style-name="P23"/>
      <text:p text:style-name="P22"><text:soft-page-break/><text:span text:style-name="T1">#ifndef M_PI</text:span></text:p>
      <text:p text:style-name="P22"><text:span text:style-name="T1">#define M_PI 3.14159265358979323846</text:span></text:p>
      <text:p text:style-name="P22"><text:span text:style-name="T1">#endif // !M_PI</text:span></text:p>
      <text:p text:style-name="P23"/>
      <text:p text:style-name="P22"><text:span text:style-name="T1">extern double F(double);</text:span></text:p>
      <text:p text:style-name="P22"><text:span text:style-name="T2">/******************************************************************/</text:span></text:p>
      <text:p text:style-name="P22"><text:span text:style-name="T2">/* <text:s text:c="11"/>Функция </text:span><text:span text:style-name="T1">F</text:span><text:span text:style-name="T2">(</text:span><text:span text:style-name="T1">X</text:span><text:span text:style-name="T2">) , задаваемая пользователем <text:s text:c="12"/>*/</text:span></text:p>
      <text:p text:style-name="P22"><text:span text:style-name="T1">/******************************************************************/</text:span></text:p>
      <text:p text:style-name="P23"/>
      <text:p text:style-name="P22"><text:span text:style-name="T1">#ifdef __NEWTON</text:span></text:p>
      <text:p text:style-name="P22"><text:span text:style-name="T1">extern double F1(double);</text:span></text:p>
      <text:p text:style-name="P22"><text:span text:style-name="T1">/******************************************************************/</text:span></text:p>
      <text:p text:style-name="P22"><text:span text:style-name="T2">/* <text:s text:c="5"/>Производная функции </text:span><text:span text:style-name="T1">F</text:span><text:span text:style-name="T2">(</text:span><text:span text:style-name="T1">X</text:span><text:span text:style-name="T2">) , задаваемая пользователем <text:s text:c="6"/>*/</text:span></text:p>
      <text:p text:style-name="P22"><text:span text:style-name="T1">/******************************************************************/</text:span></text:p>
      <text:p text:style-name="P22"><text:span text:style-name="T1">#endif</text:span></text:p>
      <text:p text:style-name="P23"/>
      <text:p text:style-name="P22"><text:span text:style-name="T1">#ifdef __ITER</text:span></text:p>
      <text:p text:style-name="P22"><text:span text:style-name="T1">extern double PHI(double);</text:span></text:p>
      <text:p text:style-name="P22"><text:span text:style-name="T1">/******************************************************************/</text:span></text:p>
      <text:p text:style-name="P22"><text:span text:style-name="T2">/* <text:s text:c="11"/>Функция </text:span><text:span text:style-name="T1">PHI</text:span><text:span text:style-name="T2">(</text:span><text:span text:style-name="T1">X</text:span><text:span text:style-name="T2">) , задаваемая пользователем <text:s text:c="10"/>*/</text:span></text:p>
      <text:p text:style-name="P22"><text:span text:style-name="T2">/* <text:s text:c="14"/>Данная функция используется в методе <text:s text:c="12"/>*/</text:span></text:p>
      <text:p text:style-name="P22"><text:span text:style-name="T1">/* <text:s text:c="22"/>простых итераций <text:s text:c="24"/>*/</text:span></text:p>
      <text:p text:style-name="P22"><text:span text:style-name="T1">/******************************************************************/</text:span></text:p>
      <text:p text:style-name="P22"><text:span text:style-name="T1">#endif</text:span></text:p>
      <text:p text:style-name="P23"/>
      <text:p text:style-name="P22"><text:span text:style-name="T1">double Round(double, double);</text:span></text:p>
      <text:p text:style-name="P22"><text:soft-page-break/><text:span text:style-name="T1">/******************************************************************/</text:span></text:p>
      <text:p text:style-name="P22"><text:span text:style-name="T2">/* <text:s text:c="2"/>Функция </text:span><text:span text:style-name="T1">Round</text:span><text:span text:style-name="T2"> (</text:span><text:span text:style-name="T1">X</text:span><text:span text:style-name="T2">, </text:span><text:span text:style-name="T1">Delta</text:span><text:span text:style-name="T2">) , предназначена для округления <text:s text:c="5"/>*/</text:span></text:p>
      <text:p text:style-name="P22"><text:span text:style-name="T1">/* <text:s text:c="18"/>X с точностью Delta <text:s text:c="25"/>*/</text:span></text:p>
      <text:p text:style-name="P22"><text:span text:style-name="T1">/******************************************************************/</text:span></text:p>
      <text:p text:style-name="P23"/>
      <text:p text:style-name="P22"><text:span text:style-name="T1">double BISECT(double, double, double, int&amp;);</text:span></text:p>
      <text:p text:style-name="P22"><text:span text:style-name="T2">/******************************************************************/</text:span></text:p>
      <text:p text:style-name="P22"><text:span text:style-name="T2">/* <text:s text:c="3"/>Функция </text:span><text:span text:style-name="T1">BISECT</text:span><text:span text:style-name="T2"> предназначена для решения уравнения </text:span><text:span text:style-name="T1">F</text:span><text:span text:style-name="T2">(</text:span><text:span text:style-name="T1">X</text:span><text:span text:style-name="T2">)=0 <text:s text:c="2"/>*/</text:span></text:p>
      <text:p text:style-name="P22"><text:span text:style-name="T2">/* <text:s text:c="3"/>методом деления отрезка пополам. Использованы обозначения: <text:s/>*/</text:span></text:p>
      <text:p text:style-name="P22"><text:span text:style-name="T2">/* <text:s text:c="5"/></text:span><text:span text:style-name="T1">Left</text:span><text:span text:style-name="T2"> - левый конец промежутка <text:s text:c="28"/>*/</text:span></text:p>
      <text:p text:style-name="P22"><text:span text:style-name="T2">/* <text:s text:c="5"/></text:span><text:span text:style-name="T1">Right</text:span><text:span text:style-name="T2"> - правый конец промежутка <text:s text:c="26"/>*/</text:span></text:p>
      <text:p text:style-name="P22"><text:span text:style-name="T2">/* <text:s text:c="5"/></text:span><text:span text:style-name="T1">Eps</text:span><text:span text:style-name="T2"> - погрешность вычисления корня уравнения; <text:s text:c="12"/>*/</text:span></text:p>
      <text:p text:style-name="P22"><text:span text:style-name="T1">/* <text:s text:c="5"/>N - число итераций <text:s text:c="39"/>*/</text:span></text:p>
      <text:p text:style-name="P22"><text:span text:style-name="T1">/******************************************************************/</text:span></text:p>
      <text:p text:style-name="P23"/>
      <text:p text:style-name="P22"><text:span text:style-name="T1">double ITER(double, double, int&amp;);</text:span></text:p>
      <text:p text:style-name="P22"><text:span text:style-name="T2">/******************************************************************/</text:span></text:p>
      <text:p text:style-name="P22"><text:span text:style-name="T2">/* <text:s text:c="3"/>Функция </text:span><text:span text:style-name="T1">ITER</text:span><text:span text:style-name="T2"> предназначена для решения уравнения </text:span><text:span text:style-name="T1">F</text:span><text:span text:style-name="T2">(</text:span><text:span text:style-name="T1">X</text:span><text:span text:style-name="T2">)=</text:span><text:span text:style-name="T1">X</text:span><text:span text:style-name="T2"> <text:s text:c="4"/>*/</text:span></text:p>
      <text:p text:style-name="P22"><text:span text:style-name="T2">/* <text:s text:c="5"/>методом простой итерации. Использованы обозначения: <text:s text:c="6"/>*/</text:span></text:p>
      <text:p text:style-name="P22"><text:span text:style-name="T2">/* <text:s text:c="5"/></text:span><text:span text:style-name="T1">X</text:span><text:span text:style-name="T2">0 - начальное приближение корня <text:s text:c="25"/>*/</text:span></text:p>
      <text:p text:style-name="P22"><text:span text:style-name="T2">/* <text:s text:c="5"/></text:span><text:span text:style-name="T1">Eps</text:span><text:span text:style-name="T2"> - погрешность вычисления корня уравнения; <text:s text:c="12"/>*/</text:span></text:p>
      <text:p text:style-name="P22"><text:span text:style-name="T1">/* <text:s text:c="5"/>N - число итераций <text:s text:c="39"/>*/</text:span></text:p>
      <text:p text:style-name="P22"><text:soft-page-break/><text:span text:style-name="T1">/******************************************************************/</text:span></text:p>
      <text:p text:style-name="P23"/>
      <text:p text:style-name="P22"><text:span text:style-name="T1">double HORDA(double, double, double, int&amp;);</text:span></text:p>
      <text:p text:style-name="P22"><text:span text:style-name="T2">/******************************************************************/</text:span></text:p>
      <text:p text:style-name="P22"><text:span text:style-name="T2">/* <text:s text:c="3"/>Функция </text:span><text:span text:style-name="T1">HORDA</text:span><text:span text:style-name="T2"> предназначена для решения уравнения </text:span><text:span text:style-name="T1">F</text:span><text:span text:style-name="T2">(</text:span><text:span text:style-name="T1">x</text:span><text:span text:style-name="T2">)=0 <text:s text:c="3"/>*/</text:span></text:p>
      <text:p text:style-name="P22"><text:span text:style-name="T2">/* <text:s text:c="5"/>методом хорд. Использованы обозначения: <text:s text:c="18"/>*/</text:span></text:p>
      <text:p text:style-name="P22"><text:span text:style-name="T2">/* <text:s text:c="5"/></text:span><text:span text:style-name="T1">Left</text:span><text:span text:style-name="T2"> - левый конец промежутка <text:s text:c="28"/>*/</text:span></text:p>
      <text:p text:style-name="P22"><text:span text:style-name="T2">/* <text:s text:c="5"/></text:span><text:span text:style-name="T1">Right</text:span><text:span text:style-name="T2"> - правый конец промежутка <text:s text:c="26"/>*/</text:span></text:p>
      <text:p text:style-name="P22"><text:span text:style-name="T2">/* <text:s text:c="5"/></text:span><text:span text:style-name="T1">Eps</text:span><text:span text:style-name="T2"> - погрешность вычисления корня уравнения; <text:s text:c="12"/>*/</text:span></text:p>
      <text:p text:style-name="P22"><text:span text:style-name="T1">/* <text:s text:c="5"/>N - число итераций <text:s text:c="39"/>*/</text:span></text:p>
      <text:p text:style-name="P22"><text:span text:style-name="T1">/******************************************************************/</text:span></text:p>
      <text:p text:style-name="P23"/>
      <text:p text:style-name="P22"><text:span text:style-name="T1">double NEWTON(double, double, int&amp;);</text:span></text:p>
      <text:p text:style-name="P22"><text:span text:style-name="T2">/******************************************************************/</text:span></text:p>
      <text:p text:style-name="P22"><text:span text:style-name="T2">/* <text:s/>Функция </text:span><text:span text:style-name="T1">NEWTON</text:span><text:span text:style-name="T2"> предназначена для решения уравнения </text:span><text:span text:style-name="T1">F</text:span><text:span text:style-name="T2">(</text:span><text:span text:style-name="T1">X</text:span><text:span text:style-name="T2">)=0 <text:s text:c="4"/>*/</text:span></text:p>
      <text:p text:style-name="P22"><text:span text:style-name="T2">/* <text:s text:c="7"/>методом касательных. Использованы обозначения: <text:s text:c="9"/>*/</text:span></text:p>
      <text:p text:style-name="P22"><text:span text:style-name="T2">/* <text:s text:c="5"/></text:span><text:span text:style-name="T1">X</text:span><text:span text:style-name="T2"> - начальное приближение корня <text:s text:c="26"/>*/</text:span></text:p>
      <text:p text:style-name="P22"><text:span text:style-name="T2">/* <text:s text:c="5"/></text:span><text:span text:style-name="T1">Eps</text:span><text:span text:style-name="T2"> - погрешность вычисления корня уравнения; <text:s text:c="12"/>*/</text:span></text:p>
      <text:p text:style-name="P22"><text:span text:style-name="T1">/* <text:s text:c="5"/>N - число итераций <text:s text:c="39"/>*/</text:span></text:p>
      <text:p text:style-name="P22"><text:span text:style-name="T1">/******************************************************************/</text:span></text:p>
      <text:p text:style-name="P23"/>
      <text:p text:style-name="P22"><text:span text:style-name="T1">double Round(double X, double Delta) {</text:span></text:p>
      <text:p text:style-name="P22"><text:span text:style-name="T1"><text:s text:c="2"/>if</text:span><text:span text:style-name="T2"> (</text:span><text:span text:style-name="T1">Delta</text:span><text:span text:style-name="T2"> &lt;= 1</text:span><text:span text:style-name="T1">E</text:span><text:span text:style-name="T2">-9) {</text:span></text:p>
      <text:p text:style-name="P22"><text:span text:style-name="T2"><text:s text:c="4"/></text:span><text:span text:style-name="T1">puts</text:span><text:span text:style-name="T2">("Неверное задание точности округления\</text:span><text:span text:style-name="T1">n</text:span><text:span text:style-name="T2">");</text:span></text:p>
      <text:p text:style-name="P22"><text:soft-page-break/><text:span text:style-name="T2"><text:s text:c="4"/></text:span><text:span text:style-name="T1">exit(1)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if (X &gt; 0.0) {</text:span></text:p>
      <text:p text:style-name="P22"><text:span text:style-name="T1"><text:s text:c="4"/>return Delta * long(X / Delta + 0.5);</text:span></text:p>
      <text:p text:style-name="P22"><text:span text:style-name="T1"><text:s text:c="2"/>} else {</text:span></text:p>
      <text:p text:style-name="P22"><text:span text:style-name="T1"><text:s text:c="4"/>return Delta * long(X / Delta - 0.5);</text:span></text:p>
      <text:p text:style-name="P22"><text:span text:style-name="T1"><text:s text:c="2"/>}</text:span></text:p>
      <text:p text:style-name="P22"><text:span text:style-name="T1">}</text:span></text:p>
      <text:p text:style-name="P23"/>
      <text:p text:style-name="P23"/>
      <text:p text:style-name="P22"><text:span text:style-name="T1">double F(double x) {</text:span></text:p>
      <text:p text:style-name="P22"><text:span text:style-name="T1"><text:s text:c="2"/>// функция f(x)</text:span></text:p>
      <text:p text:style-name="P22"><text:span text:style-name="T1"><text:tab/>extern double delta;</text:span></text:p>
      <text:p text:style-name="P22"><text:span text:style-name="T1"><text:tab/>double s;</text:span></text:p>
      <text:p text:style-name="P22"><text:span text:style-name="T1"><text:tab/>long S;</text:span></text:p>
      <text:p text:style-name="P23"/>
      <text:p text:style-name="P22"><text:span text:style-name="T1"><text:tab/>s = pow(x, M_PI) - 1/(pow(x,4)+1);</text:span></text:p>
      <text:p text:style-name="P23"/>
      <text:p text:style-name="P22"><text:span text:style-name="T1"><text:tab/>s = Round(s, delta);</text:span></text:p>
      <text:p text:style-name="P23"/>
      <text:p text:style-name="P22"><text:span text:style-name="T1"><text:tab/>return s;</text:span></text:p>
      <text:p text:style-name="P22"><text:span text:style-name="T1">}</text:span></text:p>
      <text:p text:style-name="P23"/>
      <text:p text:style-name="P22"><text:span text:style-name="T1">double F1(double x) {</text:span></text:p>
      <text:p text:style-name="P22"><text:span text:style-name="T1"><text:s text:c="2"/>// функция f'(x)</text:span></text:p>
      <text:p text:style-name="P22"><text:span text:style-name="T1"><text:tab/></text:span></text:p>
      <text:p text:style-name="P22"><text:span text:style-name="T1"><text:tab/>//double f = (M_PI * pow(x, M_PI + 7) + 2 * M_PI*pow(x, M_PI + 3) + M_PI * pow(x, M_PI - 1) + 4 * pow(x, 3)) / (pow(x, 8) + 2 * pow(x, 4) + 1);</text:span></text:p>
      <text:p text:style-name="P22"><text:span text:style-name="T1"><text:s text:c="2"/>return x;</text:span></text:p>
      <text:p text:style-name="P22"><text:span text:style-name="T1">}</text:span></text:p>
      <text:p text:style-name="P23"/>
      <text:p text:style-name="P22"><text:span text:style-name="T1">double PHI(double x) {</text:span></text:p>
      <text:p text:style-name="P22"><text:span text:style-name="T1"><text:s text:c="2"/>// </text:span><text:span text:style-name="T2">функция</text:span><text:span text:style-name="T1"> φ(x) - </text:span><text:span text:style-name="T2">для</text:span><text:span text:style-name="T1"> </text:span><text:span text:style-name="T2">метода</text:span><text:span text:style-name="T1"> </text:span><text:span text:style-name="T2">простых</text:span><text:span text:style-name="T1"> </text:span><text:span text:style-name="T2">итераций</text:span></text:p>
      <text:p text:style-name="P22"><text:span text:style-name="T1"><text:s text:c="2"/>return x;</text:span></text:p>
      <text:p text:style-name="P22"><text:span text:style-name="T1">}</text:span></text:p>
      <text:p text:style-name="P23"/>
      <text:p text:style-name="P22"><text:span text:style-name="T1">double BISECT(double Left, double Right, double Eps, int &amp;N) {</text:span></text:p>
      <text:p text:style-name="P22"><text:span text:style-name="T1"><text:s text:c="2"/>double E = fabs(Eps) * 2.0;</text:span></text:p>
      <text:p text:style-name="P22"><text:span text:style-name="T1"><text:s text:c="2"/>double FLeft = F(Left);</text:span></text:p>
      <text:p text:style-name="P22"><text:span text:style-name="T1"><text:s text:c="2"/>double FRight = F(Right);</text:span></text:p>
      <text:p text:style-name="P22"><text:span text:style-name="T1"><text:s text:c="2"/>double X = 0.5 * (Left + Right);</text:span></text:p>
      <text:p text:style-name="P22"><text:span text:style-name="T1"><text:s text:c="2"/>double Y;</text:span></text:p>
      <text:p text:style-name="P22"><text:span text:style-name="T1"><text:s text:c="2"/></text:span></text:p>
      <text:p text:style-name="P22"><text:soft-page-break/><text:span text:style-name="T1"><text:s text:c="2"/>if (FLeft * FRight &gt; 0.0) {</text:span></text:p>
      <text:p text:style-name="P22"><text:span text:style-name="T1"><text:s text:c="4"/>puts</text:span><text:span text:style-name="T2">("Неверное задание интервала\</text:span><text:span text:style-name="T1">n</text:span><text:span text:style-name="T2">");</text:span></text:p>
      <text:p text:style-name="P22"><text:span text:style-name="T2"><text:s text:c="4"/></text:span><text:span text:style-name="T1">exit</text:span><text:span text:style-name="T2">(1);</text:span></text:p>
      <text:p text:style-name="P22"><text:span text:style-name="T2"><text:s text:c="2"/>}</text:span></text:p>
      <text:p text:style-name="P22"><text:span text:style-name="T2"><text:s text:c="2"/></text:span></text:p>
      <text:p text:style-name="P22"><text:span text:style-name="T2"><text:s text:c="2"/></text:span><text:span text:style-name="T1">if</text:span><text:span text:style-name="T2"> (</text:span><text:span text:style-name="T1">Eps</text:span><text:span text:style-name="T2"> &lt;= 0.0) {</text:span></text:p>
      <text:p text:style-name="P22"><text:span text:style-name="T2"><text:s text:c="4"/></text:span><text:span text:style-name="T1">puts</text:span><text:span text:style-name="T2">("Неверное задание точности\</text:span><text:span text:style-name="T1">n</text:span><text:span text:style-name="T2">");</text:span></text:p>
      <text:p text:style-name="P22"><text:span text:style-name="T2"><text:s text:c="4"/></text:span><text:span text:style-name="T1">exit(1)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if (FLeft == 0.0) {</text:span></text:p>
      <text:p text:style-name="P22"><text:span text:style-name="T1"><text:s text:c="4"/>return Left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if (FRight == 0.0) {</text:span></text:p>
      <text:p text:style-name="P22"><text:span text:style-name="T1"><text:s text:c="4"/>return Right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for (N = 0; Right - Left &gt;= E; N++) {</text:span></text:p>
      <text:p text:style-name="P22"><text:span text:style-name="T1"><text:s text:c="4"/>X</text:span><text:span text:style-name="T2"> = 0.5 * (</text:span><text:span text:style-name="T1">Right</text:span><text:span text:style-name="T2"> + </text:span><text:span text:style-name="T1">Left</text:span><text:span text:style-name="T2">);<text:tab/>// вычисление середины отрезка</text:span></text:p>
      <text:p text:style-name="P22"><text:span text:style-name="T2"><text:s text:c="4"/></text:span><text:span text:style-name="T1">Y = F(X);</text:span></text:p>
      <text:p text:style-name="P22"><text:span text:style-name="T1"><text:s text:c="4"/></text:span></text:p>
      <text:p text:style-name="P22"><text:span text:style-name="T1"><text:s text:c="4"/>if (Y == 0.0) {</text:span></text:p>
      <text:p text:style-name="P22"><text:span text:style-name="T1"><text:s text:c="6"/>return X;</text:span></text:p>
      <text:p text:style-name="P22"><text:span text:style-name="T1"><text:s text:c="4"/>}</text:span></text:p>
      <text:p text:style-name="P22"><text:span text:style-name="T1"><text:s text:c="4"/></text:span></text:p>
      <text:p text:style-name="P22"><text:span text:style-name="T1"><text:s text:c="4"/>if (Y * FLeft &lt; 0.0) {</text:span></text:p>
      <text:p text:style-name="P22"><text:span text:style-name="T1"><text:s text:c="6"/>Right = X;</text:span></text:p>
      <text:p text:style-name="P22"><text:span text:style-name="T1"><text:s text:c="4"/>} else {</text:span></text:p>
      <text:p text:style-name="P22"><text:span text:style-name="T1"><text:s text:c="6"/>Left = X;</text:span></text:p>
      <text:p text:style-name="P22"><text:span text:style-name="T1"><text:s text:c="6"/>FLeft = Y;</text:span></text:p>
      <text:p text:style-name="P22"><text:span text:style-name="T1"><text:s text:c="4"/>}</text:span></text:p>
      <text:p text:style-name="P22"><text:span text:style-name="T1"><text:s text:c="2"/>}</text:span></text:p>
      <text:p text:style-name="P22"><text:span text:style-name="T1"><text:s text:c="2"/>return X;</text:span></text:p>
      <text:p text:style-name="P22"><text:span text:style-name="T1">}</text:span></text:p>
      <text:p text:style-name="P23"/>
      <text:p text:style-name="P22"><text:span text:style-name="T1">#ifdef __ITER</text:span></text:p>
      <text:p text:style-name="P22"><text:span text:style-name="T1">double ITER(double X0, double Eps, int &amp;N) {</text:span></text:p>
      <text:p text:style-name="P22"><text:span text:style-name="T1"><text:s text:c="2"/>extern double PHI(double);</text:span></text:p>
      <text:p text:style-name="P22"><text:span text:style-name="T1"><text:s text:c="2"/></text:span></text:p>
      <text:p text:style-name="P22"><text:span text:style-name="T1"><text:s text:c="2"/>if (Eps &lt;= 0.0) {</text:span></text:p>
      <text:p text:style-name="P22"><text:span text:style-name="T1"><text:s text:c="4"/>puts</text:span><text:span text:style-name="T2">("Неверное задание точности\</text:span><text:span text:style-name="T1">n</text:span><text:span text:style-name="T2">");</text:span></text:p>
      <text:p text:style-name="P22"><text:span text:style-name="T2"><text:s text:c="4"/></text:span><text:span text:style-name="T1">exit(1)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oft-page-break/><text:span text:style-name="T1"><text:s text:c="2"/>double X1 = PHI(X0);</text:span></text:p>
      <text:p text:style-name="P22"><text:span text:style-name="T1"><text:s text:c="2"/>double X2 = PHI(X1);</text:span></text:p>
      <text:p text:style-name="P22"><text:span text:style-name="T1"><text:s text:c="2"/></text:span></text:p>
      <text:p text:style-name="P22"><text:span text:style-name="T1"><text:s text:c="2"/>for (N = 2;</text:span></text:p>
      <text:p text:style-name="P22"><text:span text:style-name="T1"><text:s text:c="7"/>(X1 - X2) * (X1 - X2) &gt; fabs((2 * X1 - X0 - X2) * Eps);</text:span></text:p>
      <text:p text:style-name="P22"><text:span text:style-name="T1"><text:s text:c="7"/>N++) {</text:span></text:p>
      <text:p text:style-name="P22"><text:span text:style-name="T1"><text:s text:c="4"/>X0 = X1;</text:span></text:p>
      <text:p text:style-name="P22"><text:span text:style-name="T1"><text:s text:c="4"/>X1 = X2;</text:span></text:p>
      <text:p text:style-name="P22"><text:span text:style-name="T1"><text:s text:c="4"/>X2 = PHI(X1)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return X2;</text:span></text:p>
      <text:p text:style-name="P22"><text:span text:style-name="T1">}</text:span></text:p>
      <text:p text:style-name="P22"><text:span text:style-name="T1">#endif</text:span></text:p>
      <text:p text:style-name="P23"/>
      <text:p text:style-name="P22"><text:span text:style-name="T1">#ifdef __NEWTON</text:span></text:p>
      <text:p text:style-name="P22"><text:span text:style-name="T1">double NEWTON(double X, double Eps, int &amp;N) {</text:span></text:p>
      <text:p text:style-name="P22"><text:span text:style-name="T1"><text:s text:c="2"/>extern double F1(double);</text:span></text:p>
      <text:p text:style-name="P22"><text:span text:style-name="T1"><text:s text:c="2"/>double Y, Y1, DX, Eps0;</text:span></text:p>
      <text:p text:style-name="P22"><text:span text:style-name="T1"><text:s text:c="2"/>N</text:span><text:span text:style-name="T2"> = 0;</text:span></text:p>
      <text:p text:style-name="P22"><text:span text:style-name="T2"><text:s text:c="2"/></text:span></text:p>
      <text:p text:style-name="P22"><text:span text:style-name="T2"><text:s text:c="2"/></text:span><text:span text:style-name="T1">double</text:span><text:span text:style-name="T2"> </text:span><text:span text:style-name="T1">m</text:span><text:span text:style-name="T2">1 = 0.0, <text:s/>// наименьшее значение модуля 1-ой производной</text:span></text:p>
      <text:p text:style-name="P22"><text:span text:style-name="T2"><text:s text:c="9"/></text:span><text:span text:style-name="T1">M</text:span><text:span text:style-name="T2">2 = 0.0; <text:s/>// наибольшее значение модуля 2-ой производной</text:span></text:p>
      <text:p text:style-name="P22"><text:span text:style-name="T2"><text:s text:c="2"/></text:span></text:p>
      <text:p text:style-name="P22"><text:span text:style-name="T2"><text:s text:c="2"/></text:span><text:span text:style-name="T1">Eps0 = sqrt(2 * m1 * Eps / M2);</text:span></text:p>
      <text:p text:style-name="P22"><text:span text:style-name="T1"><text:s text:c="2"/></text:span></text:p>
      <text:p text:style-name="P22"><text:span text:style-name="T1"><text:s text:c="2"/>do {</text:span></text:p>
      <text:p text:style-name="P22"><text:span text:style-name="T1"><text:s text:c="4"/>Y = F(X);</text:span></text:p>
      <text:p text:style-name="P22"><text:span text:style-name="T1"><text:s text:c="4"/></text:span></text:p>
      <text:p text:style-name="P22"><text:span text:style-name="T1"><text:s text:c="4"/>if (Y == 0.0) {</text:span></text:p>
      <text:p text:style-name="P22"><text:span text:style-name="T1"><text:s text:c="6"/>return X;</text:span></text:p>
      <text:p text:style-name="P22"><text:span text:style-name="T1"><text:s text:c="4"/>}</text:span></text:p>
      <text:p text:style-name="P22"><text:span text:style-name="T1"><text:s text:c="4"/></text:span></text:p>
      <text:p text:style-name="P22"><text:span text:style-name="T1"><text:s text:c="4"/>Y</text:span><text:span text:style-name="T2">1 = </text:span><text:span text:style-name="T1">F</text:span><text:span text:style-name="T2">1(</text:span><text:span text:style-name="T1">X</text:span><text:span text:style-name="T2">);</text:span></text:p>
      <text:p text:style-name="P22"><text:span text:style-name="T2"><text:s text:c="4"/></text:span></text:p>
      <text:p text:style-name="P22"><text:span text:style-name="T2"><text:s text:c="4"/></text:span><text:span text:style-name="T1">if</text:span><text:span text:style-name="T2"> (</text:span><text:span text:style-name="T1">Y</text:span><text:span text:style-name="T2">1 == 0.0) {</text:span></text:p>
      <text:p text:style-name="P22"><text:span text:style-name="T2"><text:s text:c="6"/></text:span><text:span text:style-name="T1">puts</text:span><text:span text:style-name="T2">("Производная обратилась в ноль\</text:span><text:span text:style-name="T1">n</text:span><text:span text:style-name="T2">");</text:span></text:p>
      <text:p text:style-name="P22"><text:span text:style-name="T2"><text:s text:c="6"/></text:span><text:span text:style-name="T1">exit(1);</text:span></text:p>
      <text:p text:style-name="P22"><text:span text:style-name="T1"><text:s text:c="4"/>}</text:span></text:p>
      <text:p text:style-name="P22"><text:span text:style-name="T1"><text:s text:c="4"/></text:span></text:p>
      <text:p text:style-name="P22"><text:span text:style-name="T1"><text:s text:c="4"/>DX = Y / Y1;</text:span></text:p>
      <text:p text:style-name="P22"><text:span text:style-name="T1"><text:s text:c="4"/>X -= DX;</text:span></text:p>
      <text:p text:style-name="P22"><text:span text:style-name="T1"><text:s text:c="4"/>N++;</text:span></text:p>
      <text:p text:style-name="P22"><text:span text:style-name="T1"><text:s text:c="2"/>} while (fabs(DX) &gt; Eps0);</text:span></text:p>
      <text:p text:style-name="P22"><text:span text:style-name="T1"><text:s text:c="2"/></text:span></text:p>
      <text:p text:style-name="P22"><text:soft-page-break/><text:span text:style-name="T1"><text:s text:c="2"/>return X;</text:span></text:p>
      <text:p text:style-name="P22"><text:span text:style-name="T1">}</text:span></text:p>
      <text:p text:style-name="P22"><text:span text:style-name="T1">#endif</text:span></text:p>
      <text:p text:style-name="P23"/>
      <text:p text:style-name="P22"><text:span text:style-name="T1">double HORDA(double Left, double Right, double Eps, int &amp;N) {</text:span></text:p>
      <text:p text:style-name="P22"><text:span text:style-name="T1"><text:s text:c="2"/>double FLeft = F(Left);</text:span></text:p>
      <text:p text:style-name="P22"><text:span text:style-name="T1"><text:s text:c="2"/>double FRight = F(Right);</text:span></text:p>
      <text:p text:style-name="P22"><text:span text:style-name="T1"><text:s text:c="2"/>double X, Y;</text:span></text:p>
      <text:p text:style-name="P22"><text:span text:style-name="T1"><text:s text:c="2"/></text:span></text:p>
      <text:p text:style-name="P22"><text:span text:style-name="T1"><text:s text:c="2"/>if (FLeft * FRight &gt; 0.0) {</text:span></text:p>
      <text:p text:style-name="P22"><text:span text:style-name="T1"><text:s text:c="4"/>puts</text:span><text:span text:style-name="T2">("Неверное задание интервала\</text:span><text:span text:style-name="T1">n</text:span><text:span text:style-name="T2">");</text:span></text:p>
      <text:p text:style-name="P22"><text:span text:style-name="T2"><text:s text:c="4"/></text:span><text:span text:style-name="T1">exit</text:span><text:span text:style-name="T2">(1);</text:span></text:p>
      <text:p text:style-name="P22"><text:span text:style-name="T2"><text:s text:c="2"/>}</text:span></text:p>
      <text:p text:style-name="P22"><text:span text:style-name="T2"><text:s text:c="2"/></text:span></text:p>
      <text:p text:style-name="P22"><text:span text:style-name="T2"><text:s text:c="2"/></text:span><text:span text:style-name="T1">if</text:span><text:span text:style-name="T2"> (</text:span><text:span text:style-name="T1">Eps</text:span><text:span text:style-name="T2"> &lt;= 0.0) {</text:span></text:p>
      <text:p text:style-name="P22"><text:span text:style-name="T2"><text:s text:c="4"/></text:span><text:span text:style-name="T1">puts</text:span><text:span text:style-name="T2">("Неверное задание точности\</text:span><text:span text:style-name="T1">n</text:span><text:span text:style-name="T2">");</text:span></text:p>
      <text:p text:style-name="P22"><text:span text:style-name="T2"><text:s text:c="4"/></text:span><text:span text:style-name="T1">exit(1)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N = 0;</text:span></text:p>
      <text:p text:style-name="P22"><text:span text:style-name="T1"><text:s text:c="2"/></text:span></text:p>
      <text:p text:style-name="P22"><text:span text:style-name="T1"><text:s text:c="2"/>if (FLeft == 0.0) {</text:span></text:p>
      <text:p text:style-name="P22"><text:span text:style-name="T1"><text:s text:c="4"/>return Left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if (FRight == 0.0) {</text:span></text:p>
      <text:p text:style-name="P22"><text:span text:style-name="T1"><text:s text:c="4"/>return Right;</text:span></text:p>
      <text:p text:style-name="P22"><text:span text:style-name="T1"><text:s text:c="2"/>}</text:span></text:p>
      <text:p text:style-name="P22"><text:span text:style-name="T1"><text:s text:c="2"/></text:span></text:p>
      <text:p text:style-name="P22"><text:span text:style-name="T1"><text:s text:c="2"/>do {</text:span></text:p>
      <text:p text:style-name="P22"><text:span text:style-name="T1"><text:s text:c="4"/>X = Left - (Right - Left) * FLeft / (FRight - FLeft);</text:span></text:p>
      <text:p text:style-name="P22"><text:span text:style-name="T1"><text:s text:c="4"/>Y = F(X);</text:span></text:p>
      <text:p text:style-name="P22"><text:span text:style-name="T1"><text:s text:c="4"/></text:span></text:p>
      <text:p text:style-name="P22"><text:span text:style-name="T1"><text:s text:c="4"/>if (Y == 0.0) {</text:span></text:p>
      <text:p text:style-name="P22"><text:span text:style-name="T1"><text:s text:c="6"/>return X;</text:span></text:p>
      <text:p text:style-name="P22"><text:span text:style-name="T1"><text:s text:c="4"/>}</text:span></text:p>
      <text:p text:style-name="P22"><text:span text:style-name="T1"><text:s text:c="4"/></text:span></text:p>
      <text:p text:style-name="P22"><text:span text:style-name="T1"><text:s text:c="4"/>if (Y * FLeft &lt; 0.0) {</text:span></text:p>
      <text:p text:style-name="P22"><text:span text:style-name="T1"><text:s text:c="6"/>Right = X;</text:span></text:p>
      <text:p text:style-name="P22"><text:span text:style-name="T1"><text:s text:c="6"/>FRight = Y;</text:span></text:p>
      <text:p text:style-name="P22"><text:span text:style-name="T1"><text:s text:c="4"/>} else {</text:span></text:p>
      <text:p text:style-name="P22"><text:span text:style-name="T1"><text:s text:c="6"/>Left = X;</text:span></text:p>
      <text:p text:style-name="P22"><text:span text:style-name="T1"><text:s text:c="6"/>FLeft = Y;</text:span></text:p>
      <text:p text:style-name="P22"><text:span text:style-name="T1"><text:s text:c="4"/>}</text:span></text:p>
      <text:p text:style-name="P22"><text:span text:style-name="T1"><text:s text:c="4"/></text:span></text:p>
      <text:p text:style-name="P22"><text:soft-page-break/><text:span text:style-name="T1"><text:s text:c="4"/>N++;</text:span></text:p>
      <text:p text:style-name="P22"><text:span text:style-name="T1"><text:s text:c="2"/>} while (fabs(Y) &gt;= Eps);</text:span></text:p>
      <text:p text:style-name="P22"><text:span text:style-name="T1"><text:s text:c="2"/></text:span></text:p>
      <text:p text:style-name="P22"><text:span text:style-name="T1"><text:s text:c="2"/>return X;</text:span></text:p>
      <text:p text:style-name="P22"><text:span text:style-name="T1">}</text:span></text:p>
      <text:p text:style-name="P23"/>
      <text:p text:style-name="P23"/>
      <text:p text:style-name="P22"><text:span text:style-name="T1">#define FF(x) ( (M_PI * pow(x, M_PI + 7) + 2 * M_PI*pow(x, M_PI + 3) + M_PI * pow(x, M_PI - 1) + 4 * pow(x, 3)) / (pow(x, 8) + 2 * pow(x, 4) + 1) )</text:span></text:p>
      <text:p text:style-name="P23"/>
      <text:p text:style-name="P22"><text:span text:style-name="T1">int main()</text:span></text:p>
      <text:p text:style-name="P22"><text:span text:style-name="T1">{</text:span></text:p>
      <text:p text:style-name="P23"/>
      <text:p text:style-name="P22"><text:span text:style-name="T1"><text:tab/>int k_B,k_H;</text:span></text:p>
      <text:p text:style-name="P22"><text:span text:style-name="T1"><text:tab/>long int s;</text:span></text:p>
      <text:p text:style-name="P22"><text:span text:style-name="T1"><text:tab/>float a1, b1, eps1, delta1;</text:span></text:p>
      <text:p text:style-name="P22"><text:span text:style-name="T1"><text:tab/>double a, b, eps, x_B,x_H;</text:span></text:p>
      <text:p text:style-name="P23"/>
      <text:p text:style-name="P22"><text:span text:style-name="T1"><text:tab/>a = 0.5;</text:span></text:p>
      <text:p text:style-name="P22"><text:span text:style-name="T1"><text:tab/>b = 1;</text:span></text:p>
      <text:p text:style-name="P22"><text:span text:style-name="T1"><text:tab/>printf("eps\t\tdelta\t\ta\t\tb\t\tx_B\t\tx_H\t\tn_m\t\tn\t\t\tk_B\tk_H\tk_t\tC\n");</text:span></text:p>
      <text:p text:style-name="P22"><text:span text:style-name="T1"><text:tab/>for (delta = 0.1; delta &gt;= 0.000001; delta /= 10) </text:span></text:p>
      <text:p text:style-name="P22"><text:span text:style-name="T1"><text:tab/>{</text:span></text:p>
      <text:p text:style-name="P22"><text:span text:style-name="T1"><text:tab/><text:tab/>for (eps = 0.1; eps &gt;= 0.000001; eps /= 10) </text:span></text:p>
      <text:p text:style-name="P22"><text:span text:style-name="T1"><text:tab/><text:tab/>{</text:span></text:p>
      <text:p text:style-name="P22"><text:span text:style-name="T1"><text:tab/><text:tab/><text:tab/>x_B = BISECT(a, b, eps, k_B);</text:span></text:p>
      <text:p text:style-name="P22"><text:span text:style-name="T1"><text:tab/><text:tab/><text:tab/>x_H = HORDA(a, b, eps, k_H);</text:span></text:p>
      <text:p text:style-name="P22"><text:span text:style-name="T1"><text:tab/><text:tab/><text:tab/>printf("%lf\t%lf\t%lf\t%lf\t%lf\t%lf\t%lf\t%lf\t%d\t%d\t%d\t%d\n", eps, delta, a, b, x_B, x_H, eps / delta, 1 / (double)FF(x_H), k_B, k_H, (int)round(log2((b - a) / eps)), eps / delta&gt; 1 / FF(x_H));</text:span></text:p>
      <text:p text:style-name="P22"><text:span text:style-name="T1"><text:tab/><text:tab/>}</text:span></text:p>
      <text:p text:style-name="P22"><text:span text:style-name="T1"><text:tab/>}</text:span></text:p>
      <text:p text:style-name="P22"><text:span text:style-name="T1"><text:tab/>return 0;</text:span></text:p>
      <text:p text:style-name="P10">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0:33:36.406625956</meta:creation-date>
    <dc:date>2020-03-24T20:34:17.656301797</dc:date>
    <meta:editing-duration>PT41S</meta:editing-duration>
    <meta:editing-cycles>1</meta:editing-cycles>
    <meta:document-statistic meta:table-count="2" meta:image-count="0" meta:object-count="4" meta:page-count="12" meta:paragraph-count="431" meta:word-count="1616" meta:character-count="11246" meta:non-whitespace-character-count="8786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sub>
      <mi>x</mi>
      <mi>B</mi>
    </msub>
    <annotation encoding="StarMath 5.0">{x} rsub {B}</annotation>
  </semantics>
</math>
</file>

<file path=Object 2/content.xml><?xml version="1.0" encoding="utf-8"?>
<math xmlns="http://www.w3.org/1998/Math/MathML" display="block">
  <semantics>
    <msub>
      <mi>x</mi>
      <mi>H</mi>
    </msub>
    <annotation encoding="StarMath 5.0">{x} rsub {H}</annotation>
  </semantics>
</math>
</file>

<file path=Object 3/content.xml><?xml version="1.0" encoding="utf-8"?>
<math xmlns="http://www.w3.org/1998/Math/MathML" display="block">
  <semantics>
    <msub>
      <mi>k</mi>
      <mi>B</mi>
    </msub>
    <annotation encoding="StarMath 5.0">{k} rsub {B}</annotation>
  </semantics>
</math>
</file>

<file path=Object 4/content.xml><?xml version="1.0" encoding="utf-8"?>
<math xmlns="http://www.w3.org/1998/Math/MathML" display="block">
  <semantics>
    <msub>
      <mi>k</mi>
      <mi>H</mi>
    </msub>
    <annotation encoding="StarMath 5.0">{k} rsub {H}</annotation>
  </semantics>
</math>
</file>